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2E54D230338D1BB66D9.png" manifest:media-type="image/png"/>
  <manifest:file-entry manifest:full-path="Pictures/1000020100000500000002E568ED354C289B45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b7c" officeooo:paragraph-rsid="00136b7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13.233cm, 11.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4.288cm, 10.0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a)</text:p>
      <text:p text:style-name="P1"><draw:frame draw:style-name="fr1" draw:name="Imagen1" text:anchor-type="paragraph" svg:width="15.413cm" svg:height="6.384cm" draw:z-index="0"><draw:image xlink:href="Pictures/1000020100000500000002E568ED354C289B456A.png" xlink:type="simple" xlink:show="embed" xlink:actuate="onLoad" loext:mime-type="image/x-vclgraphic"/></draw:frame></text:p>
      <text:p text:style-name="P1"><draw:frame draw:style-name="fr2" draw:name="Imagen2" text:anchor-type="paragraph" svg:width="15.254cm" svg:height="7.451cm" draw:z-index="1"><draw:image xlink:href="Pictures/1000020100000500000002E54D230338D1BB66D9.png" xlink:type="simple" xlink:show="embed" xlink:actuate="onLoad" loext:mime-type="image/x-vclgraphic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1:08:02.096274230</meta:creation-date>
    <dc:date>2020-02-26T21:32:14.774961204</dc:date>
    <meta:editing-duration>PT5M25S</meta:editing-duration>
    <meta:editing-cycles>1</meta:editing-cycles>
    <meta:document-statistic meta:table-count="0" meta:image-count="2" meta:object-count="0" meta:page-count="1" meta:paragraph-count="1" meta:word-count="2" meta:character-count="5" meta:non-whitespace-character-count="4"/>
    <meta:generator>LibreOffice/6.0.7.3$Linux_X86_64 LibreOffice_project/00m0$Build-3</meta:generator>
  </office:meta>
</office:document-meta>
</file>